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alibri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 style:list-style-name="L2">
      <style:text-properties style:font-name="Calibri" fo:font-size="12pt" style:font-size-asian="12pt" style:font-size-complex="12pt"/>
    </style:style>
    <style:style style:name="P6" style:family="paragraph" style:parent-style-name="Standard" style:list-style-name="L1">
      <style:paragraph-properties fo:margin-top="0cm" fo:margin-bottom="0.199cm"/>
      <style:text-properties style:font-name="Calibri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rea para DI04.</text:p>
      <text:p text:style-name="P1"/>
      <text:p text:style-name="P4">Detalles de la tarea de esta unidad.</text:p>
      <text:p text:style-name="P1"/>
      <text:p text:style-name="P2">Enunciado.</text:p>
      <text:p text:style-name="P1">En BK han recibido algunas quejas de sus últimos clientes sobre usabilidad en su software.</text:p>
      <text:p text:style-name="P1"/>
      <text:p text:style-name="P1">Ahora que ya saben los aspectos a tener en cuenta en el desarrollo y diseño de interfaces usables, los empleados de BK se ponen manos a la obra para rehacer el diseño de las dos últimas interfaces realizadas.</text:p>
      <text:p text:style-name="P1"/>
      <text:p text:style-name="P1">Las interfaces que se han realizado las encontrarás en las imágenes que hay al final de este documento.</text:p>
      <text:p text:style-name="P1"/>
      <text:p text:style-name="P1">Con todo ello, para cada una de las interfaces, identifica:</text:p>
      <text:p text:style-name="P1"/>
      <text:list xml:id="list727100315639281879" text:style-name="L1">
        <text:list-item>
          <text:p text:style-name="P6">Qué características básicas y atributos de usabilidad no se cumplen.</text:p>
        </text:list-item>
        <text:list-item>
          <text:p text:style-name="P6">Qué pautas de diseño usable no se han tenido en cuenta.</text:p>
        </text:list-item>
        <text:list-item>
          <text:p text:style-name="P6">Qué principios básicos estructurales no se cumplen.</text:p>
        </text:list-item>
        <text:list-item>
          <text:p text:style-name="P6">Qué elementos de la interfaz y estructura de la misma propondrías para aumentar la usabilidad de cada una.</text:p>
        </text:list-item>
      </text:list>
      <text:p text:style-name="P1"/>
      <text:p text:style-name="P2">Criterios de puntuación. Total 10 puntos.</text:p>
      <text:list xml:id="list5672215593586868462" text:style-name="L2">
        <text:list-item>
          <text:p text:style-name="P5">Especificación de características y atributos que no se cumplen: 2 puntos.</text:p>
        </text:list-item>
        <text:list-item>
          <text:p text:style-name="P5">Especificación de pautas de diseño usable que no se han tenido en cuenta: 2 puntos.</text:p>
        </text:list-item>
        <text:list-item>
          <text:p text:style-name="P5">Especificación de los principios básicos estructurales que no se han tenido en cuenta: 2 puntos.</text:p>
        </text:list-item>
        <text:list-item>
          <text:p text:style-name="P5">Planificación de estructura y elementos de interfaz propuestos para mejorar la usabilidad: 3 puntos.</text:p>
        </text:list-item>
        <text:list-item>
          <text:p text:style-name="P5">Uso de vocabulario específico, redacción clara, ideas fundamentales y orden en la secuencia de pasos: 1 pun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ACRONYM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32M28S</meta:editing-duration>
    <meta:editing-cycles>10</meta:editing-cycles>
    <meta:generator>OpenOffice/4.1.11$Win32 OpenOffice.org_project/4111m1$Build-9808</meta:generator>
    <dc:date>2022-03-21T18:30:40.83</dc:date>
    <meta:document-statistic meta:table-count="0" meta:image-count="0" meta:object-count="0" meta:page-count="1" meta:paragraph-count="17" meta:word-count="225" meta:character-count="1324"/>
    <meta:user-defined meta:name="Info 1"/>
    <meta:user-defined meta:name="Info 2"/>
    <meta:user-defined meta:name="Info 3"/>
    <meta:user-defined meta:name="Info 4"/>
  </office:meta>
</office:document-meta>
</file>